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x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NVIAR SOLICIT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VIAR RESPOSTA SOLICITAÇÃO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8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DIAGRAMA DE CLASSES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18"/>
          <table:table-cell office:value-type="string" table:style-name="ce4">
            <text:p>NA FERRAMENTA ASTAH COMMUNITY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style-name="ce18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7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5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11:38:04Z</dc:date>
    <meta:editing-cycles>26</meta:editing-cycles>
    <meta:editing-duration>PT15478S</meta:editing-duration>
    <meta:user-defined meta:name="WorkbookGuid">b7ee9a65-85d2-4482-8eaa-4880fce4d0d7</meta:user-defined>
  </office:meta>
</office:document-meta>
</file>